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ec9" officeooo:paragraph-rsid="001a5ec9"/>
    </style:style>
    <style:style style:name="P2" style:family="paragraph" style:parent-style-name="Standard">
      <style:text-properties officeooo:rsid="001a5ec9" officeooo:paragraph-rsid="001cc2a2"/>
    </style:style>
    <style:style style:name="P3" style:family="paragraph" style:parent-style-name="Standard">
      <style:text-properties officeooo:rsid="001a5ec9" officeooo:paragraph-rsid="001b1b21"/>
    </style:style>
    <style:style style:name="P4" style:family="paragraph" style:parent-style-name="Standard">
      <style:text-properties officeooo:rsid="001a5ec9" officeooo:paragraph-rsid="0031f98a"/>
    </style:style>
    <style:style style:name="P5" style:family="paragraph" style:parent-style-name="Standard">
      <style:text-properties officeooo:rsid="001b1b21" officeooo:paragraph-rsid="001b1b21"/>
    </style:style>
    <style:style style:name="P6" style:family="paragraph" style:parent-style-name="Standard">
      <style:text-properties officeooo:rsid="001b1b21" officeooo:paragraph-rsid="001f5eb6"/>
    </style:style>
    <style:style style:name="P7" style:family="paragraph" style:parent-style-name="Standard">
      <style:text-properties officeooo:rsid="001b1b21" officeooo:paragraph-rsid="0031f98a"/>
    </style:style>
    <style:style style:name="P8" style:family="paragraph" style:parent-style-name="Standard">
      <style:text-properties officeooo:rsid="001b1b21" officeooo:paragraph-rsid="001e35e5"/>
    </style:style>
    <style:style style:name="P9" style:family="paragraph" style:parent-style-name="Standard">
      <style:text-properties officeooo:rsid="001b1b21" officeooo:paragraph-rsid="003dc5b2"/>
    </style:style>
    <style:style style:name="P10" style:family="paragraph" style:parent-style-name="Standard">
      <style:text-properties officeooo:rsid="001de446" officeooo:paragraph-rsid="001de446"/>
    </style:style>
    <style:style style:name="P11" style:family="paragraph" style:parent-style-name="Standard">
      <style:text-properties officeooo:rsid="001e35e5" officeooo:paragraph-rsid="001e35e5"/>
    </style:style>
    <style:style style:name="P12" style:family="paragraph" style:parent-style-name="Standard">
      <style:text-properties officeooo:rsid="001e35e5" officeooo:paragraph-rsid="001f5eb6"/>
    </style:style>
    <style:style style:name="P13" style:family="paragraph" style:parent-style-name="Standard">
      <style:text-properties officeooo:rsid="001e35e5" officeooo:paragraph-rsid="002816e7"/>
    </style:style>
    <style:style style:name="P14" style:family="paragraph" style:parent-style-name="Standard">
      <style:text-properties officeooo:rsid="001f5eb6" officeooo:paragraph-rsid="001f5eb6"/>
    </style:style>
    <style:style style:name="P15" style:family="paragraph" style:parent-style-name="Standard">
      <style:text-properties officeooo:paragraph-rsid="001f5eb6"/>
    </style:style>
    <style:style style:name="P16" style:family="paragraph" style:parent-style-name="Standard">
      <style:text-properties officeooo:rsid="00228f45" officeooo:paragraph-rsid="00228f45"/>
    </style:style>
    <style:style style:name="P17" style:family="paragraph" style:parent-style-name="Standard">
      <style:text-properties officeooo:rsid="002816e7" officeooo:paragraph-rsid="002816e7"/>
    </style:style>
    <style:style style:name="P18" style:family="paragraph" style:parent-style-name="Standard">
      <style:text-properties officeooo:rsid="002835f2" officeooo:paragraph-rsid="002835f2"/>
    </style:style>
    <style:style style:name="P19" style:family="paragraph" style:parent-style-name="Standard">
      <style:text-properties officeooo:rsid="002b6cc4" officeooo:paragraph-rsid="002b6cc4"/>
    </style:style>
    <style:style style:name="P20" style:family="paragraph" style:parent-style-name="Standard">
      <style:text-properties officeooo:rsid="002b6cc4" officeooo:paragraph-rsid="0031f98a"/>
    </style:style>
    <style:style style:name="P21" style:family="paragraph" style:parent-style-name="Standard">
      <style:text-properties officeooo:rsid="002e1453" officeooo:paragraph-rsid="002e1453"/>
    </style:style>
    <style:style style:name="P22" style:family="paragraph" style:parent-style-name="Standard">
      <style:text-properties officeooo:rsid="002e1453" officeooo:paragraph-rsid="0031f98a"/>
    </style:style>
    <style:style style:name="P23" style:family="paragraph" style:parent-style-name="Standard">
      <style:text-properties officeooo:rsid="002e1453" officeooo:paragraph-rsid="0034e0ff"/>
    </style:style>
    <style:style style:name="P24" style:family="paragraph" style:parent-style-name="Standard">
      <style:text-properties officeooo:rsid="0031f98a" officeooo:paragraph-rsid="0031f98a"/>
    </style:style>
    <style:style style:name="P25" style:family="paragraph" style:parent-style-name="Standard">
      <style:text-properties style:text-underline-style="none" officeooo:rsid="002a1dd9" officeooo:paragraph-rsid="002a1dd9"/>
    </style:style>
    <style:style style:name="P26" style:family="paragraph" style:parent-style-name="Standard">
      <style:text-properties officeooo:rsid="0035105f" officeooo:paragraph-rsid="0035105f"/>
    </style:style>
    <style:style style:name="P27" style:family="paragraph" style:parent-style-name="Standard">
      <style:text-properties officeooo:rsid="0036f5cb" officeooo:paragraph-rsid="0036f5cb"/>
    </style:style>
    <style:style style:name="P28" style:family="paragraph" style:parent-style-name="Standard">
      <style:text-properties officeooo:rsid="0037777d" officeooo:paragraph-rsid="0037777d"/>
    </style:style>
    <style:style style:name="P29" style:family="paragraph" style:parent-style-name="Standard">
      <style:text-properties officeooo:rsid="0037eccf" officeooo:paragraph-rsid="0037eccf"/>
    </style:style>
    <style:style style:name="P30" style:family="paragraph" style:parent-style-name="Standard">
      <style:text-properties officeooo:paragraph-rsid="0037eccf"/>
    </style:style>
    <style:style style:name="P31" style:family="paragraph" style:parent-style-name="Standard">
      <style:text-properties officeooo:rsid="0036f5cb" officeooo:paragraph-rsid="0036f5cb"/>
    </style:style>
    <style:style style:name="P32" style:family="paragraph" style:parent-style-name="Standard">
      <style:text-properties officeooo:rsid="00409940" officeooo:paragraph-rsid="00409940"/>
    </style:style>
    <style:style style:name="P33" style:family="paragraph" style:parent-style-name="Standard">
      <style:text-properties officeooo:rsid="004128a5" officeooo:paragraph-rsid="004128a5"/>
    </style:style>
    <style:style style:name="P34" style:family="paragraph" style:parent-style-name="Standard">
      <style:text-properties officeooo:rsid="0042e094" officeooo:paragraph-rsid="0042e094"/>
    </style:style>
    <style:style style:name="P35" style:family="paragraph" style:parent-style-name="Standard">
      <style:text-properties officeooo:rsid="001a5ec9" officeooo:paragraph-rsid="004375b7"/>
    </style:style>
    <style:style style:name="P36" style:family="paragraph" style:parent-style-name="Standard">
      <style:text-properties officeooo:rsid="001a5ec9" officeooo:paragraph-rsid="001cc2a2"/>
    </style:style>
    <style:style style:name="P37" style:family="paragraph" style:parent-style-name="Standard">
      <style:text-properties officeooo:rsid="0043ad92" officeooo:paragraph-rsid="0043ad92"/>
    </style:style>
    <style:style style:name="T1" style:family="text">
      <style:text-properties officeooo:rsid="001b1b21"/>
    </style:style>
    <style:style style:name="T2" style:family="text">
      <style:text-properties officeooo:rsid="001cc2a2"/>
    </style:style>
    <style:style style:name="T3" style:family="text">
      <style:text-properties officeooo:rsid="001de446"/>
    </style:style>
    <style:style style:name="T4" style:family="text">
      <style:text-properties officeooo:rsid="001e35e5"/>
    </style:style>
    <style:style style:name="T5" style:family="text">
      <style:text-properties officeooo:rsid="001e5799"/>
    </style:style>
    <style:style style:name="T6" style:family="text">
      <style:text-properties officeooo:rsid="001f5eb6"/>
    </style:style>
    <style:style style:name="T7" style:family="text">
      <style:text-properties officeooo:rsid="00214973"/>
    </style:style>
    <style:style style:name="T8" style:family="text">
      <style:text-properties officeooo:rsid="00228f45"/>
    </style:style>
    <style:style style:name="T9" style:family="text">
      <style:text-properties officeooo:rsid="00229be4"/>
    </style:style>
    <style:style style:name="T10" style:family="text">
      <style:text-properties officeooo:rsid="00272158"/>
    </style:style>
    <style:style style:name="T11" style:family="text">
      <style:text-properties officeooo:rsid="002b6cc4"/>
    </style:style>
    <style:style style:name="T12" style:family="text">
      <style:text-properties officeooo:rsid="002c6785"/>
    </style:style>
    <style:style style:name="T13" style:family="text">
      <style:text-properties officeooo:rsid="002e1453"/>
    </style:style>
    <style:style style:name="T14" style:family="text">
      <style:text-properties officeooo:rsid="002f03d4"/>
    </style:style>
    <style:style style:name="T15" style:family="text">
      <style:text-properties officeooo:rsid="00335a06"/>
    </style:style>
    <style:style style:name="T16" style:family="text">
      <style:text-properties officeooo:rsid="0034e0ff"/>
    </style:style>
    <style:style style:name="T17" style:family="text">
      <style:text-properties officeooo:rsid="0035105f"/>
    </style:style>
    <style:style style:name="T18" style:family="text">
      <style:text-properties officeooo:rsid="0035bfcb"/>
    </style:style>
    <style:style style:name="T19" style:family="text">
      <style:text-properties officeooo:rsid="00376635"/>
    </style:style>
    <style:style style:name="T20" style:family="text">
      <style:text-properties officeooo:rsid="0037daca"/>
    </style:style>
    <style:style style:name="T21" style:family="text">
      <style:text-properties officeooo:rsid="0037eccf"/>
    </style:style>
    <style:style style:name="T22" style:family="text">
      <style:text-properties officeooo:rsid="00394a04"/>
    </style:style>
    <style:style style:name="T23" style:family="text">
      <style:text-properties officeooo:rsid="003dc5b2"/>
    </style:style>
    <style:style style:name="T24" style:family="text">
      <style:text-properties officeooo:rsid="003f014f"/>
    </style:style>
    <style:style style:name="T25" style:family="text">
      <style:text-properties officeooo:rsid="003f81b7"/>
    </style:style>
    <style:style style:name="T26" style:family="text">
      <style:text-properties officeooo:rsid="0042e094"/>
    </style:style>
    <style:style style:name="T27" style:family="text">
      <style:text-properties officeooo:rsid="004348c4"/>
    </style:style>
    <style:style style:name="T28" style:family="text">
      <style:text-properties officeooo:rsid="004375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oding <text:span text:style-name="T19">G</text:span><text:span text:style-name="T16">uidelines</text:span></text:p>
      <text:p text:style-name="P1"/>
      <text:p text:style-name="P15"><text:span text:style-name="T7">For variable names use</text:span><text:span text:style-name="T6"> simple letters and separate </text:span><text:span text:style-name="T7">words </text:span><text:span text:style-name="T6">with underscores.</text:span></text:p>
      <text:p text:style-name="P14"/>
      <text:p text:style-name="P15"><text:span text:style-name="T6">Structure </text:span><text:span text:style-name="T17">definition each word </text:span><text:span text:style-name="T6">should begin with a capital letter. </text:span><text:span text:style-name="T17">Don’t use underscore to separate words</text:span><text:span text:style-name="T6">. </text:span><text:span text:style-name="T7">Otherwise </text:span><text:span text:style-name="T16">it</text:span><text:span text:style-name="T6"> may confused with variable </text:span><text:span text:style-name="T7">names</text:span><text:span text:style-name="T6">.</text:span></text:p>
      <text:p text:style-name="P15"/>
      <text:p text:style-name="P26">Example:</text:p>
      <text:p text:style-name="P26"><text:tab/>Enemy</text:p>
      <text:p text:style-name="P26"><text:tab/>BlackEnemy </text:p>
      <text:p text:style-name="P14"/>
      <text:p text:style-name="P30"><text:span text:style-name="T11">D</text:span><text:span text:style-name="T10">eclare f</text:span><text:span text:style-name="T8">unction </text:span><text:span text:style-name="T10">name </text:span><text:span text:style-name="T17">with simple letters</text:span><text:span text:style-name="T10"> </text:span><text:span text:style-name="T11">as </text:span><text:span text:style-name="T16">follows. </text:span><text:span text:style-name="T17">Use underscore to separate words. </text:span><text:span text:style-name="T21">Put space between function name and parentheses.</text:span></text:p>
      <text:p text:style-name="P16"/>
      <text:p text:style-name="P35"><text:tab/><text:span text:style-name="T28">libname_</text:span>functionname_classnam<text:span text:style-name="T22">e</text:span> ()</text:p>
      <text:p text:style-name="P3"/>
      <text:p text:style-name="P2"><text:tab/>example:</text:p>
      <text:p text:style-name="P2"><text:span text:style-name="T2"><text:tab/></text:span><text:span text:style-name="T28">am_</text:span><text:span text:style-name="T1">destroy_enemy</text:span><text:span text:style-name="T10"> </text:span><text:span text:style-name="T1">(</text:span><text:span text:style-name="T10">0</text:span><text:span text:style-name="T1">)</text:span></text:p>
      <text:p text:style-name="P2"/>
      <text:p text:style-name="P37">file name should use a verb.</text:p>
      <text:p text:style-name="P37"/>
      <text:p text:style-name="P21"/>
      <text:p text:style-name="P21">Always document functions and global variables</text:p>
      <text:p text:style-name="P21"/>
      <text:p text:style-name="P23"><text:span text:style-name="T11">Develop </text:span><text:span text:style-name="T12">with </text:span><text:span text:style-name="T11">objects in mind. But d</text:span><text:span text:style-name="T9">on’t <text:s/>think </text:span><text:span text:style-name="T11">whole</text:span><text:span text:style-name="T9"> world is </text:span><text:span text:style-name="T12">only</text:span><text:span text:style-name="T9"> made with objects. </text:span><text:span text:style-name="T18">Use object files and call objects only in process file. Do not create and call any objects within any other object files other than for defining objects inheritance.</text:span></text:p>
      <text:p text:style-name="P23"/>
      <text:p text:style-name="P23">Always indent four spaces and wrap nicely before 80 characters</text:p>
      <text:p text:style-name="P23"/>
      <text:p text:style-name="P23">Put spaces around all operators and after keywords <text:span text:style-name="T20">and comma</text:span>.</text:p>
      <text:p text:style-name="P23"/>
      <text:p text:style-name="P29"/>
      <text:p text:style-name="P23"/>
      <text:p text:style-name="P28">Use newline after semicolon.</text:p>
      <text:p text:style-name="P23"/>
      <text:p text:style-name="P27"><text:span text:style-name="T19">Write</text:span> curly braces in a new line.</text:p>
      <text:p text:style-name="P27"/>
      <text:p text:style-name="P27">Write clear and clean code. Don’t write compact code.</text:p>
      <text:p text:style-name="P27"/>
      <text:p text:style-name="P27"/>
      <text:p text:style-name="P32">File names use simple letters with underscore for word separation.</text:p>
      <text:p text:style-name="P32"/>
      <text:p text:style-name="P32"/>
      <text:p text:style-name="P33">typedef struct <text:span text:style-name="T27">LibName</text:span>StructName {</text:p>
      <text:p text:style-name="P33"><text:tab/><text:span text:style-name="T26">Type<text:tab/><text:tab/>v1;</text:span></text:p>
      <text:p text:style-name="P33"><text:tab/><text:span text:style-name="T26">ANewType<text:tab/>v2;</text:span></text:p>
      <text:p text:style-name="P33">} StructName;</text:p>
      <text:p text:style-name="P33"/>
      <text:p text:style-name="P34">Use same for enum and unions.</text:p>
      <text:p text:style-name="P21"/>
      <text:p text:style-name="P21"/>
      <text:p text:style-name="P3"><text:soft-page-break/></text:p>
      <text:p text:style-name="P5">Student* student1 = <text:span text:style-name="T24">new_</text:span>student (<text:span text:style-name="T23">1</text:span>);</text:p>
      <text:p text:style-name="P8">Student* student<text:span text:style-name="T4">2</text:span> = <text:span text:style-name="T24">new_</text:span>student (<text:span text:style-name="T23">1</text:span>);</text:p>
      <text:p text:style-name="P9">Student* student<text:span text:style-name="T24">s</text:span> = <text:span text:style-name="T24">new_</text:span><text:span text:style-name="T23">s</text:span>tudent (<text:span text:style-name="T23">20</text:span>);</text:p>
      <text:p text:style-name="P5">Student* student_l<text:span text:style-name="T3">ist</text:span> = <text:span text:style-name="T25">new_</text:span>student_<text:span text:style-name="T25">list</text:span> ();</text:p>
      <text:p text:style-name="P5"/>
      <text:p text:style-name="P5"/>
      <text:p text:style-name="P10">strcpy (student1-&gt;name, “malith”);</text:p>
      <text:p text:style-name="P10">student-&gt;age = 28;</text:p>
      <text:p text:style-name="P5"/>
      <text:p text:style-name="P5">append_student (student_list, <text:span text:style-name="T4">student1</text:span>);</text:p>
      <text:p text:style-name="P5"><text:span text:style-name="T4">remove</text:span>_student_<text:span text:style-name="T4">by_index </text:span>(<text:span text:style-name="T5">student_list, </text:span><text:span text:style-name="T4">0</text:span>);</text:p>
      <text:p text:style-name="P11">remove_student _by_name (studetn_list, “malith”);</text:p>
      <text:p text:style-name="P11">replace_student (student_list, student1, student2);</text:p>
      <text:p text:style-name="P11">pop_student (<text:span text:style-name="T5">student_list</text:span>);</text:p>
      <text:p text:style-name="P11"/>
      <text:p text:style-name="P11"/>
      <text:p text:style-name="P11"/>
      <text:p text:style-name="P18">Compare with <text:span text:style-name="T15">P</text:span>ython</text:p>
      <text:p text:style-name="P18"/>
      <text:p text:style-name="P19">Class Student</text:p>
      <text:p text:style-name="P19"><text:tab/>def __init__(self):</text:p>
      <text:p text:style-name="P19"><text:tab/><text:tab/>name = “”</text:p>
      <text:p text:style-name="P19"><text:tab/><text:tab/>age = 0;</text:p>
      <text:p text:style-name="P19"/>
      <text:p text:style-name="P19"/>
      <text:p text:style-name="P14">student_list.pop()</text:p>
      <text:p text:style-name="P12">pop_student (<text:span text:style-name="T5">student_list</text:span>);</text:p>
      <text:p text:style-name="P12"/>
      <text:p text:style-name="P6">append_student (student_list, <text:span text:style-name="T4">student1</text:span>);</text:p>
      <text:p text:style-name="P14">student_list.append (student1)</text:p>
      <text:p text:style-name="P14"/>
      <text:p text:style-name="P13">remove_student _by_name (studetn_list, “malith”);</text:p>
      <text:p text:style-name="P17">student_list.remove (“malith”);</text:p>
      <text:p text:style-name="P17"/>
      <text:p text:style-name="P24">Internal representation</text:p>
      <text:p text:style-name="P24"/>
      <text:p text:style-name="P4"/>
      <text:p text:style-name="P7">typedef struct _<text:span text:style-name="T11">Student</text:span></text:p>
      <text:p text:style-name="P7">{</text:p>
      <text:p text:style-name="P7"><text:tab/>char* name[10];</text:p>
      <text:p text:style-name="P7"><text:tab/>int age;</text:p>
      <text:p text:style-name="P7">}</text:p>
      <text:p text:style-name="P7">Student;</text:p>
      <text:p text:style-name="P7"/>
      <text:p text:style-name="P7"/>
      <text:p text:style-name="P22">typedef struct _Student_<text:span text:style-name="T14">L</text:span>ist</text:p>
      <text:p text:style-name="P22">{</text:p>
      <text:p text:style-name="P7"><text:tab/>char* name[10];</text:p>
      <text:p text:style-name="P7"><text:tab/>int age;</text:p>
      <text:p text:style-name="P20"><text:tab/>struct _Student<text:span text:style-name="T13">_</text:span><text:span text:style-name="T14">L</text:span><text:span text:style-name="T13">ist</text:span>* previous;</text:p>
      <text:p text:style-name="P20"><text:tab/>struct _Student<text:span text:style-name="T13">_</text:span><text:span text:style-name="T14">L</text:span><text:span text:style-name="T13">ist</text:span>* current;</text:p>
      <text:p text:style-name="P20"><text:soft-page-break/><text:tab/>struct _Student<text:span text:style-name="T13">_</text:span><text:span text:style-name="T14">L</text:span><text:span text:style-name="T13">ist</text:span>* next;</text:p>
      <text:p text:style-name="P22">}</text:p>
      <text:p text:style-name="P22">Student_<text:span text:style-name="T14">List</text:span>;</text:p>
      <text:p text:style-name="P7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7:48:27.923415160</meta:creation-date>
    <dc:date>2021-08-30T22:16:28.695722371</dc:date>
    <meta:editing-duration>PT7H56M22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3" meta:paragraph-count="62" meta:word-count="285" meta:character-count="2119" meta:non-whitespace-character-count="1874"/>
  </office:meta>
</office:document-meta>
</file>